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fo:background-color="#FFC000"/>
    </style:style>
    <style:style style:name="co1" style:family="table-column">
      <style:table-column-properties fo:break-before="auto" style:column-width="6.56166666666667cm"/>
    </style:style>
    <style:style style:name="co2" style:family="table-column">
      <style:table-column-properties fo:break-before="auto" style:column-width="7.35541666666667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7.40833333333333cm"/>
    </style:style>
    <style:style style:name="co6" style:family="table-column">
      <style:table-column-properties fo:break-before="auto" style:column-width="7.32895833333333cm"/>
    </style:style>
    <style:style style:name="co7" style:family="table-column">
      <style:table-column-properties fo:break-before="auto" style:column-width="7.59354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3">
            <text:p>Datum:</text:p>
          </table:table-cell>
          <table:table-cell office:value-type="string" table:style-name="ce3">
            <text:p>Rachid:</text:p>
          </table:table-cell>
          <table:table-cell office:value-type="string" table:style-name="ce3">
            <text:p>Jordy: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date" office:date-value="2020-12-09T00:00:00" table:style-name="ce2">
            <text:p>12/9/2020</text:p>
          </table:table-cell>
          <table:table-cell office:value-type="string" table:style-name="ce1">
            <text:p><text:s/>fonts / stijl kiezen /Adobe XD</text:p>
          </table:table-cell>
          <table:table-cell office:value-type="string" table:style-name="ce1">
            <text:p>Fonts / stijl kiezen /Adobe XD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date" office:date-value="2020-12-10T00:00:00" table:style-name="ce2">
            <text:p>12/10/2020</text:p>
          </table:table-cell>
          <table:table-cell office:value-type="string" table:style-name="ce1">
            <text:p>Adobe XD / html css</text:p>
          </table:table-cell>
          <table:table-cell office:value-type="string" table:style-name="ce1">
            <text:p>Adobe XD / html css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date" office:date-value="2020-12-11T00:00:00" table:style-name="ce2">
            <text:p>12/11/2020</text:p>
          </table:table-cell>
          <table:table-cell office:value-type="string" table:style-name="ce1">
            <text:p>html css</text:p>
          </table:table-cell>
          <table:table-cell office:value-type="string" table:style-name="ce1">
            <text:p>html css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date" office:date-value="2020-12-12T00:00:00" table:style-name="ce2">
            <text:p>12/12/2020</text:p>
          </table:table-cell>
          <table:table-cell office:value-type="string" table:style-name="ce1">
            <text:p>html css</text:p>
          </table:table-cell>
          <table:table-cell office:value-type="string" table:style-name="ce1">
            <text:p>html css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date" office:date-value="2020-12-13T00:00:00" table:style-name="ce2">
            <text:p>12/13/2020</text:p>
          </table:table-cell>
          <table:table-cell office:value-type="string" table:style-name="ce1">
            <text:p>javascript</text:p>
          </table:table-cell>
          <table:table-cell office:value-type="string" table:style-name="ce1">
            <text:p>afbeeldingen / tekst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date" office:date-value="2020-12-14T00:00:00" table:style-name="ce2">
            <text:p>12/14/2020</text:p>
          </table:table-cell>
          <table:table-cell office:value-type="string" table:style-name="ce1">
            <text:p>afbeeldingen / tekst</text:p>
          </table:table-cell>
          <table:table-cell office:value-type="string" table:style-name="ce1">
            <text:p>javascript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date" office:date-value="2020-12-15T00:00:00" table:style-name="ce2">
            <text:p>12/15/2020</text:p>
          </table:table-cell>
          <table:table-cell office:value-type="string" table:style-name="ce1">
            <text:p>html css</text:p>
          </table:table-cell>
          <table:table-cell office:value-type="string" table:style-name="ce1">
            <text:p>javascript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date" office:date-value="2020-12-16T00:00:00" table:style-name="ce2">
            <text:p>12/16/2020</text:p>
          </table:table-cell>
          <table:table-cell office:value-type="string" table:style-name="ce1">
            <text:p>Mailchimp</text:p>
          </table:table-cell>
          <table:table-cell office:value-type="string" table:style-name="ce1">
            <text:p>Mailchimp / html validatie nakijke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date" office:date-value="2020-12-17T00:00:00" table:style-name="ce2">
            <text:p>12/17/2020</text:p>
          </table:table-cell>
          <table:table-cell office:value-type="string" table:style-name="ce1">
            <text:p>overlopen website / (code etc)</text:p>
          </table:table-cell>
          <table:table-cell office:value-type="string" table:style-name="ce1">
            <text:p>overlopen website / (code etc)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date" office:date-value="2020-12-18T00:00:00" table:style-name="ce2">
            <text:p>12/18/2020</text:p>
          </table:table-cell>
          <table:table-cell office:value-type="string" table:style-name="ce1">
            <text:p>Presenteren</text:p>
          </table:table-cell>
          <table:table-cell office:value-type="string" table:style-name="ce1">
            <text:p>Presenteren</text:p>
          </table:table-cell>
          <table:table-cell table:style-name="ce3"/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>William BENET</meta:initial-creator>
    <dc:creator>William BENET</dc:creator>
    <meta:creation-date>2020-12-09T13:28:52Z</meta:creation-date>
    <dc:date>2020-12-09T15:02:14Z</dc:date>
  </office:meta>
</office:document-meta>
</file>